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0f2" officeooo:paragraph-rsid="000ae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! This is devoops Experiment 2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17:41.612119531</meta:creation-date>
    <dc:date>2020-03-18T15:40:31.546277709</dc:date>
    <meta:editing-duration>PT12M3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36" meta:non-whitespace-character-count="30"/>
  </office:meta>
</office:document-meta>
</file>